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4">
      <style:paragraph-properties fo:margin-top="0cm" fo:margin-bottom="0cm"/>
    </style:style>
    <style:style style:name="P38" style:family="paragraph" style:parent-style-name="Text_20_body" style:list-style-name="L5">
      <style:paragraph-properties fo:margin-top="0cm" fo:margin-bottom="0cm"/>
    </style:style>
    <style:style style:name="P39" style:family="paragraph" style:parent-style-name="Text_20_body" style:list-style-name="L6">
      <style:paragraph-properties fo:margin-top="0cm" fo:margin-bottom="0cm"/>
    </style:style>
    <style:style style:name="P40" style:family="paragraph" style:parent-style-name="Text_20_body" style:list-style-name="L7">
      <style:paragraph-properties fo:margin-top="0cm" fo:margin-bottom="0cm"/>
    </style:style>
    <style:style style:name="P41" style:family="paragraph" style:parent-style-name="Text_20_body" style:list-style-name="L8">
      <style:paragraph-properties fo:margin-top="0cm" fo:margin-bottom="0cm"/>
    </style:style>
    <style:style style:name="P42" style:family="paragraph" style:parent-style-name="Text_20_body" style:list-style-name="L10">
      <style:paragraph-properties fo:margin-top="0cm" fo:margin-bottom="0cm"/>
    </style:style>
    <style:style style:name="P43" style:family="paragraph" style:parent-style-name="Text_20_body" style:list-style-name="L11">
      <style:paragraph-properties fo:margin-top="0cm" fo:margin-bottom="0cm"/>
    </style:style>
    <style:style style:name="P44" style:family="paragraph" style:parent-style-name="Text_20_body" style:list-style-name="L12">
      <style:paragraph-properties fo:margin-top="0cm" fo:margin-bottom="0cm"/>
    </style:style>
    <style:style style:name="P45" style:family="paragraph" style:parent-style-name="Text_20_body" style:list-style-name="L13">
      <style:paragraph-properties fo:margin-top="0cm" fo:margin-bottom="0cm"/>
    </style:style>
    <style:style style:name="P46" style:family="paragraph" style:parent-style-name="Text_20_body" style:list-style-name="L14">
      <style:paragraph-properties fo:margin-top="0cm" fo:margin-bottom="0cm"/>
    </style:style>
    <style:style style:name="P47" style:family="paragraph" style:parent-style-name="Text_20_body" style:list-style-name="L15">
      <style:paragraph-properties fo:margin-top="0cm" fo:margin-bottom="0cm"/>
    </style:style>
    <style:style style:name="P48" style:family="paragraph" style:parent-style-name="Text_20_body" style:list-style-name="L16">
      <style:paragraph-properties fo:margin-top="0cm" fo:margin-bottom="0cm"/>
    </style:style>
    <style:style style:name="P49" style:family="paragraph" style:parent-style-name="Text_20_body" style:list-style-name="L17">
      <style:paragraph-properties fo:margin-top="0cm" fo:margin-bottom="0cm"/>
    </style:style>
    <style:style style:name="P50" style:family="paragraph" style:parent-style-name="Text_20_body" style:list-style-name="L18">
      <style:paragraph-properties fo:margin-top="0cm" fo:margin-bottom="0cm"/>
    </style:style>
    <style:style style:name="P51" style:family="paragraph" style:parent-style-name="Text_20_body" style:list-style-name="L19">
      <style:paragraph-properties fo:margin-top="0cm" fo:margin-bottom="0cm"/>
    </style:style>
    <style:style style:name="P52" style:family="paragraph" style:parent-style-name="Text_20_body" style:list-style-name="L21">
      <style:paragraph-properties fo:margin-top="0cm" fo:margin-bottom="0cm"/>
    </style:style>
    <style:style style:name="P53" style:family="paragraph" style:parent-style-name="Text_20_body" style:list-style-name="L23">
      <style:paragraph-properties fo:margin-top="0cm" fo:margin-bottom="0cm"/>
    </style:style>
    <style:style style:name="P54" style:family="paragraph" style:parent-style-name="Text_20_body" style:list-style-name="L27">
      <style:paragraph-properties fo:margin-top="0cm" fo:margin-bottom="0cm"/>
    </style:style>
    <style:style style:name="P55" style:family="paragraph" style:parent-style-name="Text_20_body" style:list-style-name="L29">
      <style:paragraph-properties fo:margin-top="0cm" fo:margin-bottom="0cm"/>
    </style:style>
    <style:style style:name="P56" style:family="paragraph" style:parent-style-name="Text_20_body" style:list-style-name="L31">
      <style:paragraph-properties fo:margin-top="0cm" fo:margin-bottom="0cm"/>
    </style:style>
    <style:style style:name="P57" style:family="paragraph" style:parent-style-name="Text_20_body" style:list-style-name="L33">
      <style:paragraph-properties fo:margin-top="0cm" fo:margin-bottom="0cm"/>
    </style:style>
    <style:style style:name="P58" style:family="paragraph" style:parent-style-name="Text_20_body" style:list-style-name="L3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M-Project</text:p>
      <text:h text:style-name="Heading_20_3" text:outline-level="3">1. Proje Özeti ve Hedefler</text:h>
      <text:p text:style-name="Text_20_body"><text:span text:style-name="Strong_20_Emphasis">Amaç</text:span></text:p>
      <text:list xml:id="list5463762232761551185" text:style-name="L1">
        <text:list-item>
          <text:p text:style-name="P3">İller düzeyinde planlanan ve gerçekleşen olayların, operasyonel faaliyetlerin, sosyal medya kaynaklı olayların, organizatör ve konu kategorilerinin, seçim sonuçlarının ve devlet büyüklerinin ziyaretlerinin tek platformda toplanması; hassasiyete göre risk puanlaması, otomatik önlem önerileri, alarm, raporlama ve harita görselleştirme sağlanması. </text:p>
        </text:list-item>
      </text:list>
      <text:p text:style-name="Text_20_body"><text:span text:style-name="Strong_20_Emphasis">Kapsam</text:span></text:p>
      <text:list xml:id="list1860803013306297985" text:style-name="L2">
        <text:list-item>
          <text:p text:style-name="P4">Planlanan ve gerçekleşen olaylar, operasyonel kayıtlar (şüpheli/gözaltı kimlik bilgileri), sosyal medya olayları, organizatör ve konu kategorileri, seçim sonuçları, VIP ziyaretleri, risk analizi, alarm sistemi, dashboard, multimedya arşivi, takvim entegrasyonu, mobil ve web arayüzleri. </text:p>
        </text:list-item>
      </text:list>
      <text:p text:style-name="Text_20_body"><text:span text:style-name="Strong_20_Emphasis">Başarı Kriterleri</text:span></text:p>
      <text:list xml:id="list4132617770870426210" text:style-name="L3">
        <text:list-item>
          <text:p text:style-name="P5">Tüm modüller çalışır durumda; hassas veri şifrelenmiş; RBAC uygulanmış; dashboard ve raporlar doğru veri gösteriyor; alarm ve bildirim mekanizmaları test edilmiş. </text:p>
        </text:list-item>
      </text:list>
      <text:h text:style-name="Heading_20_3" text:outline-level="3">2. Teslimatlar ve Zaman Çizelgesi</text:h>
      <text:p text:style-name="Text_20_body"><text:span text:style-name="Strong_20_Emphasis">Ana teslimatlar</text:span></text:p>
      <text:list xml:id="list740764731807383128" text:style-name="L4">
        <text:list-item>
          <text:p text:style-name="P37">Çalışır API ve veritabanı şeması. </text:p>
        </text:list-item>
        <text:list-item>
          <text:p text:style-name="P37">Web ve mobil arayüz prototipleri. </text:p>
        </text:list-item>
        <text:list-item>
          <text:p text:style-name="P37">Dashboard ve raporlama modülü. </text:p>
        </text:list-item>
        <text:list-item>
          <text:p text:style-name="P37">Alarm ve bildirim altyapısı. </text:p>
        </text:list-item>
        <text:list-item>
          <text:p text:style-name="P37">ML pipeline başlangıç (katılım tahmini, anomali tespiti). </text:p>
        </text:list-item>
        <text:list-item>
          <text:p text:style-name="P6">Kullanıcı eğitimi materyalleri ve teknik dokümanlar. </text:p>
        </text:list-item>
      </text:list>
      <text:h text:style-name="Heading_20_3" text:outline-level="3">3. Veri Modeli Özet ve Örnek Şemalar</text:h>
      <text:p text:style-name="Text_20_body"><text:span text:style-name="Strong_20_Emphasis">Ana tablolar</text:span></text:p>
      <text:list xml:id="list8030240146677130774" text:style-name="L5">
        <text:list-item>
          <text:p text:style-name="P38"><text:span text:style-name="Strong_20_Emphasis">Olay</text:span>: Id, Baslik, OlayTuru, OrganizatorId, KonuId, Tarih, BaslangicSaati, BitisSaati, Il, Ilce, Mekan, KatilimciSayisi, Aciklama, KaynakKurum, Latitude, Longitude, Durum, Hassasiyet, RiskPuani. </text:p>
        </text:list-item>
        <text:list-item>
          <text:p text:style-name="P38"><text:span text:style-name="Strong_20_Emphasis">OperasyonelFaaliyet</text:span>: Id, OlayId, ToplamGrupSayisi, SupheliSayisi, GozaltiSayisi, Aciklama. </text:p>
        </text:list-item>
        <text:list-item>
          <text:p text:style-name="P38"><text:span text:style-name="Strong_20_Emphasis">Supheli / Gozalti</text:span>: Id, OperasyonelFaaliyetId, Ad, Soyad, TcKimlikNo (encrypted), DogumTarihi. </text:p>
        </text:list-item>
        <text:list-item>
          <text:p text:style-name="P38"><text:span text:style-name="Strong_20_Emphasis">SosyalMedyaOlay</text:span>: Id, OlayId, Platform, PaylasimLinki, PaylasimTarihi, IcerikOzeti, IlgiliKisiKurum, Hassasiyet, SosyalSignalSkoru. </text:p>
        </text:list-item>
        <text:list-item>
          <text:p text:style-name="P38"><text:span text:style-name="Strong_20_Emphasis">Organizator / KategoriOrganizator / Konu</text:span>: Id, Ad, KurulusTarihi, FaaliyetAlani, Iletisim. </text:p>
        </text:list-item>
        <text:list-item>
          <text:p text:style-name="P38"><text:span text:style-name="Strong_20_Emphasis">SecimSonucu / Aday / Parti / SecimKaynak</text:span>: Id, SecimTuru, Tarih, BolgeTipi, BolgeId, AdayId, PartiId, OySayisi, OyOrani, KaynakId, KaynakOnayDurumu. </text:p>
        </text:list-item>
        <text:list-item>
          <text:p text:style-name="P38"><text:span text:style-name="Strong_20_Emphasis">VIPZiyaret / GuvenlikPlani / Ekip</text:span>: Id, ZiyaretEdenAdSoyad, Unvan, BaslangicTarihi, BitisTarihi, Il, Mekan, Hassasiyet, GuvenlikSeviyesi, EkipAtamasi, GozlemNoktalari, UlasimGuzergahi. </text:p>
        </text:list-item>
        <text:list-item>
          <text:p text:style-name="P7"><text:span text:style-name="Strong_20_Emphasis">AuditLog</text:span>: Id, Entity, EntityId, Action, UserId, Timestamp, Changes. </text:p>
        </text:list-item>
      </text:list>
      <text:p text:style-name="Text_20_body"><text:soft-page-break/><text:span text:style-name="Strong_20_Emphasis">Örnek SQL tablo oluşturma snippet</text:span></text:p>
      <text:p text:style-name="Preformatted_20_Text"><text:span text:style-name="Source_20_Text">CREATE TABLE Olay (</text:span></text:p>
      <text:p text:style-name="Preformatted_20_Text"><text:span text:style-name="Source_20_Text"><text:s text:c="2"/>Id INTEGER PRIMARY KEY,</text:span></text:p>
      <text:p text:style-name="Preformatted_20_Text"><text:span text:style-name="Source_20_Text"><text:s text:c="2"/>Baslik TEXT NOT NULL,</text:span></text:p>
      <text:p text:style-name="Preformatted_20_Text"><text:span text:style-name="Source_20_Text"><text:s text:c="2"/>OlayTuru TEXT,</text:span></text:p>
      <text:p text:style-name="Preformatted_20_Text"><text:span text:style-name="Source_20_Text"><text:s text:c="2"/>OrganizatorId INTEGER,</text:span></text:p>
      <text:p text:style-name="Preformatted_20_Text"><text:span text:style-name="Source_20_Text"><text:s text:c="2"/>KonuId INTEGER,</text:span></text:p>
      <text:p text:style-name="Preformatted_20_Text"><text:span text:style-name="Source_20_Text"><text:s text:c="2"/>Tarih DATETIME,</text:span></text:p>
      <text:p text:style-name="Preformatted_20_Text"><text:span text:style-name="Source_20_Text"><text:s text:c="2"/>BaslangicSaati DATETIME,</text:span></text:p>
      <text:p text:style-name="Preformatted_20_Text"><text:span text:style-name="Source_20_Text"><text:s text:c="2"/>BitisSaati DATETIME,</text:span></text:p>
      <text:p text:style-name="Preformatted_20_Text"><text:span text:style-name="Source_20_Text"><text:s text:c="2"/>Il TEXT,</text:span></text:p>
      <text:p text:style-name="Preformatted_20_Text"><text:span text:style-name="Source_20_Text"><text:s text:c="2"/>Ilce TEXT,</text:span></text:p>
      <text:p text:style-name="Preformatted_20_Text"><text:span text:style-name="Source_20_Text"><text:s text:c="2"/>Mekan TEXT,</text:span></text:p>
      <text:p text:style-name="Preformatted_20_Text"><text:span text:style-name="Source_20_Text"><text:s text:c="2"/>KatilimciSayisi INTEGER,</text:span></text:p>
      <text:p text:style-name="Preformatted_20_Text"><text:span text:style-name="Source_20_Text"><text:s text:c="2"/>Aciklama TEXT,</text:span></text:p>
      <text:p text:style-name="Preformatted_20_Text"><text:span text:style-name="Source_20_Text"><text:s text:c="2"/>KaynakKurum TEXT,</text:span></text:p>
      <text:p text:style-name="Preformatted_20_Text"><text:span text:style-name="Source_20_Text"><text:s text:c="2"/>Latitude REAL,</text:span></text:p>
      <text:p text:style-name="Preformatted_20_Text"><text:span text:style-name="Source_20_Text"><text:s text:c="2"/>Longitude REAL,</text:span></text:p>
      <text:p text:style-name="Preformatted_20_Text"><text:span text:style-name="Source_20_Text"><text:s text:c="2"/>Durum TEXT,</text:span></text:p>
      <text:p text:style-name="Preformatted_20_Text"><text:span text:style-name="Source_20_Text"><text:s text:c="2"/>Hassasiyet TEXT,</text:span></text:p>
      <text:p text:style-name="Preformatted_20_Text"><text:span text:style-name="Source_20_Text"><text:s text:c="2"/>RiskPuani REAL</text:span></text:p>
      <text:p text:style-name="P2"><text:span text:style-name="Source_20_Text">);</text:span></text:p>
      <text:p text:style-name="Text_20_body"><text:span text:style-name="Strong_20_Emphasis">Güvenlik kuralları</text:span></text:p>
      <text:list xml:id="list5226314284209899657" text:style-name="L6">
        <text:list-item>
          <text:p text:style-name="P39">PII alanları AES-256 ile şifrelenir. </text:p>
        </text:list-item>
        <text:list-item>
          <text:p text:style-name="P39">AuditLog her CRUD için zorunlu. </text:p>
        </text:list-item>
        <text:list-item>
          <text:p text:style-name="P8">RBAC ile erişim kontrolü. </text:p>
        </text:list-item>
      </text:list>
      <text:h text:style-name="Heading_20_3" text:outline-level="3">4. API Taslağı ve Örnek İstekler</text:h>
      <text:p text:style-name="Text_20_body"><text:span text:style-name="Strong_20_Emphasis">Temel endpointler</text:span></text:p>
      <text:list xml:id="list4936539993804189548" text:style-name="L7">
        <text:list-item>
          <text:p text:style-name="P40"><text:span text:style-name="Source_20_Text">POST /api/olay</text:span> — Yeni olay oluştur. </text:p>
        </text:list-item>
        <text:list-item>
          <text:p text:style-name="P40"><text:span text:style-name="Source_20_Text">GET /api/olay/{id}</text:span> — Olay detayını getir. </text:p>
        </text:list-item>
        <text:list-item>
          <text:p text:style-name="P40"><text:span text:style-name="Source_20_Text">PUT /api/olay/{id}</text:span> — Olay güncelle. </text:p>
        </text:list-item>
        <text:list-item>
          <text:p text:style-name="P40"><text:span text:style-name="Source_20_Text">POST /api/operasyonel</text:span> — Operasyonel faaliyet ekle. </text:p>
        </text:list-item>
        <text:list-item>
          <text:p text:style-name="P40"><text:span text:style-name="Source_20_Text">POST /api/operasyonel/{id}/supheli</text:span> — Şüpheli ekle. </text:p>
        </text:list-item>
        <text:list-item>
          <text:p text:style-name="P40"><text:span text:style-name="Source_20_Text">POST /api/sosyalmedya</text:span> — Sosyal medya olayı ekle. </text:p>
        </text:list-item>
        <text:list-item>
          <text:p text:style-name="P40"><text:span text:style-name="Source_20_Text">POST /api/secimsonucu</text:span> — Seçim sonucu ekle. </text:p>
        </text:list-item>
        <text:list-item>
          <text:p text:style-name="P40"><text:span text:style-name="Source_20_Text">POST /api/vipziyaret</text:span> — VIP ziyaret oluştur. </text:p>
        </text:list-item>
        <text:list-item>
          <text:p text:style-name="P9"><text:span text:style-name="Source_20_Text">GET /api/dashboard/summary</text:span> — Dashboard özet verisi. </text:p>
        </text:list-item>
      </text:list>
      <text:p text:style-name="Text_20_body"><text:span text:style-name="Strong_20_Emphasis">Örnek JSON payload</text:span></text:p>
      <text:p text:style-name="Preformatted_20_Text"><text:span text:style-name="Source_20_Text">{</text:span></text:p>
      <text:p text:style-name="Preformatted_20_Text"><text:span text:style-name="Source_20_Text"><text:s text:c="2"/>"Baslik": "X Derneği Eylemi",</text:span></text:p>
      <text:p text:style-name="Preformatted_20_Text"><text:span text:style-name="Source_20_Text"><text:s text:c="2"/>"OlayTuru": "Gösteri",</text:span></text:p>
      <text:p text:style-name="Preformatted_20_Text"><text:span text:style-name="Source_20_Text"><text:s text:c="2"/>"OrganizatorId": 12,</text:span></text:p>
      <text:p text:style-name="Preformatted_20_Text"><text:span text:style-name="Source_20_Text"><text:s text:c="2"/>"KonuId": 3,</text:span></text:p>
      <text:p text:style-name="Preformatted_20_Text"><text:span text:style-name="Source_20_Text"><text:s text:c="2"/>"Tarih": "2027-01-01T10:00:00",</text:span></text:p>
      <text:p text:style-name="Preformatted_20_Text"><text:span text:style-name="Source_20_Text"><text:s text:c="2"/>"KatilimciSayisi": 5000,</text:span></text:p>
      <text:p text:style-name="Preformatted_20_Text"><text:span text:style-name="Source_20_Text"><text:s text:c="2"/>"Hassasiyet": "Yüksek"</text:span></text:p>
      <text:p text:style-name="P2"><text:span text:style-name="Source_20_Text">}</text:span></text:p>
      <text:p text:style-name="Text_20_body"><text:span text:style-name="Strong_20_Emphasis"/></text:p>
      <text:p text:style-name="Text_20_body"><text:span text:style-name="Strong_20_Emphasis">Güvenlik</text:span></text:p>
      <text:list xml:id="list7505004827985249625" text:style-name="L8">
        <text:list-item>
          <text:p text:style-name="P41"><text:soft-page-break/>JWT authentication, TLS zorunlu. </text:p>
        </text:list-item>
        <text:list-item>
          <text:p text:style-name="P10">RBAC: Admin, IlPersoneli, MerkezYonetici, OperasyonYetkili, SecimAnalisti, SecimOnaylayici, VIPPlanlayici, VIPGuvenlikSorumlusu. </text:p>
        </text:list-item>
      </text:list>
      <text:h text:style-name="Heading_20_3" text:outline-level="3">5. Operasyonel Akışlar, Risk Puanı ve Alarm Kuralları</text:h>
      <text:p text:style-name="Text_20_body"><text:span text:style-name="Strong_20_Emphasis">Operasyonel akış örneği</text:span></text:p>
      <text:list xml:id="list3845138869793542567" text:style-name="L9">
        <text:list-item>
          <text:p text:style-name="P11">Planlanan olay girilir → Hassasiyet seçilir → Sistem risk puanı hesaplar → Önlem önerisi oluşturulur → Olay gerçekleştiğinde operasyonel kayıt girilir → Şüpheli/gözaltı listeleri eklenir → Raporlama ve arşivleme. </text:p>
        </text:list-item>
      </text:list>
      <text:p text:style-name="Text_20_body"><text:span text:style-name="Strong_20_Emphasis">Risk puanı formülü</text:span> [ Risk = 0.35 \cdot normalizedParticipants + 0.30 \cdot sensitivity + 0.20 \cdot organizerRisk + 0.15 \cdot socialMediaSignal ]</text:p>
      <text:list xml:id="list1019070294088337638" text:style-name="L10">
        <text:list-item>
          <text:p text:style-name="P42"><text:span text:style-name="Strong_20_Emphasis">normalizedParticipants</text:span> = (\min(1, \log(katilimci)/\log(10000))) </text:p>
        </text:list-item>
        <text:list-item>
          <text:p text:style-name="P42"><text:span text:style-name="Strong_20_Emphasis">sensitivity</text:span> = {Düşük:0.2, Orta:0.5, Yüksek:1.0} </text:p>
        </text:list-item>
        <text:list-item>
          <text:p text:style-name="P12"><text:span text:style-name="Strong_20_Emphasis">organizerRisk</text:span> ve <text:span text:style-name="Strong_20_Emphasis">socialMediaSignal</text:span> 0–1 arası skor. </text:p>
        </text:list-item>
      </text:list>
      <text:p text:style-name="Text_20_body"><text:span text:style-name="Strong_20_Emphasis">Alarm kuralları</text:span></text:p>
      <text:list xml:id="list2912222971257558052" text:style-name="L11">
        <text:list-item>
          <text:p text:style-name="P43">Risk ≥ 0.8 → Yüksek alarm (push + e-posta + SMS). </text:p>
        </text:list-item>
        <text:list-item>
          <text:p text:style-name="P43">Şüpheli sayısı ≥ 100 → Operasyonel alarm. </text:p>
        </text:list-item>
        <text:list-item>
          <text:p text:style-name="P43">Seçim anomali skoru yüksek → İnceleme alarmı. </text:p>
        </text:list-item>
        <text:list-item>
          <text:p text:style-name="P13">VIP ziyaretinde güzergah sızıntısı tespit edilirse gizlilik alarmı. </text:p>
        </text:list-item>
      </text:list>
      <text:p text:style-name="Horizontal_20_Line"/>
      <text:h text:style-name="Heading_20_3" text:outline-level="3">6. Test Planı, Kabul Kriterleri ve Eğitim</text:h>
      <text:p text:style-name="Text_20_body"><text:span text:style-name="Strong_20_Emphasis">Test planı</text:span></text:p>
      <text:list xml:id="list7269411594745444842" text:style-name="L12">
        <text:list-item>
          <text:p text:style-name="P44">Unit test, integration test, E2E test, load test. </text:p>
        </text:list-item>
        <text:list-item>
          <text:p text:style-name="P44">Güvenlik testleri: şifreleme, RBAC, audit. </text:p>
        </text:list-item>
        <text:list-item>
          <text:p text:style-name="P14">Kullanılabilirlik testleri: form doldurma süreleri, mobil offline sync. </text:p>
        </text:list-item>
      </text:list>
      <text:p text:style-name="Text_20_body"><text:span text:style-name="Strong_20_Emphasis">Kabul kriterleri örnekleri</text:span></text:p>
      <text:list xml:id="list2065902196972892922" text:style-name="L13">
        <text:list-item>
          <text:p text:style-name="P45">Olay kaydı ve güncelleme hatasız çalışmalı. </text:p>
        </text:list-item>
        <text:list-item>
          <text:p text:style-name="P45">Şüpheli/gözaltı verileri sadece yetkili roller tarafından erişilebilir olmalı. </text:p>
        </text:list-item>
        <text:list-item>
          <text:p text:style-name="P45">Dashboard 1000 eş zamanlı sorguda 2s altında yanıt vermeli. </text:p>
        </text:list-item>
        <text:list-item>
          <text:p text:style-name="P45">Seçim sonuçları resmi kaynakla eşleştiğinde onaylanmalı. </text:p>
        </text:list-item>
        <text:list-item>
          <text:p text:style-name="P15">VIP ziyaret kaydı 5 dakikadan kısa sürmeli. </text:p>
        </text:list-item>
      </text:list>
      <text:p text:style-name="Text_20_body"><text:span text:style-name="Strong_20_Emphasis">Eğitim</text:span></text:p>
      <text:list xml:id="list4700831629424277733" text:style-name="L14">
        <text:list-item>
          <text:p text:style-name="P46">Kullanıcı eğitimleri: İl personeli, Merkez yöneticisi, Operasyon ekipleri, SecimAnalisti, VIPPlanlayici. </text:p>
        </text:list-item>
        <text:list-item>
          <text:p text:style-name="P46">Teknik doküman: API spec, DB schema, deployment runbook. </text:p>
        </text:list-item>
        <text:list-item>
          <text:p text:style-name="P16">Eğitim materyali: 2 günlük workshop + kayıtlı videolar + kısa prosedür rehberleri. </text:p>
        </text:list-item>
      </text:list>
      <text:p text:style-name="Text_20_body"/>
      <text:h text:style-name="Heading_20_2" text:outline-level="2"><text:soft-page-break/>Task Listesi</text:h>
      <text:h text:style-name="Heading_20_3" text:outline-level="3"><text:span text:style-name="Strong_20_Emphasis">A. Hazırlık ve Altyapı</text:span></text:h>
      <text:list xml:id="list1776122934521181573" text:style-name="L15">
        <text:list-item>
          <text:p text:style-name="P17"><text:span text:style-name="Strong_20_Emphasis">Solution Kurulumu</text:span></text:p>
          <text:list>
            <text:list-item>
              <text:p text:style-name="P47">Yeni .NET solution aç. </text:p>
            </text:list-item>
            <text:list-item>
              <text:p text:style-name="P47">Katmanları oluştur: Domain, Application, Infrastructure, Presentation. </text:p>
            </text:list-item>
            <text:list-item>
              <text:p text:style-name="P47">Git repo ve temel CI/CD pipeline hazırla. </text:p>
            </text:list-item>
          </text:list>
        </text:list-item>
        <text:list-item>
          <text:p text:style-name="P17"><text:span text:style-name="Strong_20_Emphasis">Veritabanı ve EF Core</text:span></text:p>
          <text:list>
            <text:list-item>
              <text:p text:style-name="P47">SQLite bağlantısı ekle. </text:p>
            </text:list-item>
            <text:list-item>
              <text:p text:style-name="P47">EF Core migration altyapısını kur. </text:p>
            </text:list-item>
            <text:list-item>
              <text:p text:style-name="P47">Test için boş migration çalıştır. </text:p>
            </text:list-item>
          </text:list>
        </text:list-item>
        <text:list-item>
          <text:p text:style-name="P17"><text:span text:style-name="Strong_20_Emphasis">Authentication ve RBAC</text:span></text:p>
          <text:list>
            <text:list-item>
              <text:p text:style-name="P47">JWT authentication ekle. </text:p>
            </text:list-item>
            <text:list-item>
              <text:p text:style-name="P17">Roller tanımla: </text:p>
              <text:p text:style-name="P17">İl Personel, İl Admin, Başkanlık Personel, Başkanlık Admin, Yönetici </text:p>
            </text:list-item>
          </text:list>
        </text:list-item>
      </text:list>
      <text:h text:style-name="Heading_20_3" text:outline-level="3"><text:span text:style-name="Strong_20_Emphasis">B. Domain ve Servis Katmanı</text:span></text:h>
      <text:list xml:id="list7298730111521729365" text:style-name="L16">
        <text:list-item>
          <text:p text:style-name="P18"><text:span text:style-name="Strong_20_Emphasis">Entity’ler</text:span></text:p>
          <text:list>
            <text:list-item>
              <text:p text:style-name="P48">Olay (Planlanan/Gerçekleşen). </text:p>
            </text:list-item>
            <text:list-item>
              <text:p text:style-name="P48">OperasyonelFaaliyet + Şüpheli/Gözaltı tabloları. </text:p>
            </text:list-item>
            <text:list-item>
              <text:p text:style-name="P48">SosyalMedyaOlay. </text:p>
            </text:list-item>
            <text:list-item>
              <text:p text:style-name="P48">Organizator + KategoriOrganizator. </text:p>
            </text:list-item>
            <text:list-item>
              <text:p text:style-name="P48">Konu + KategoriKonu. </text:p>
            </text:list-item>
            <text:list-item>
              <text:p text:style-name="P48">SecimSonucu + Aday + Parti + Kaynak. </text:p>
            </text:list-item>
            <text:list-item>
              <text:p text:style-name="P48">VIPZiyaret + GuvenlikPlani + Ekip. </text:p>
            </text:list-item>
          </text:list>
        </text:list-item>
        <text:list-item>
          <text:p text:style-name="P18"><text:span text:style-name="Strong_20_Emphasis">Servisler</text:span></text:p>
          <text:list>
            <text:list-item>
              <text:p text:style-name="P48">OlayService, OperasyonelFaaliyetService, SosyalMedyaService. </text:p>
            </text:list-item>
            <text:list-item>
              <text:p text:style-name="P48">OrganizatorService, KonuService. </text:p>
            </text:list-item>
            <text:list-item>
              <text:p text:style-name="P48">SecimService, VIPService. </text:p>
            </text:list-item>
            <text:list-item>
              <text:p text:style-name="P18">AlarmService, RaporService. </text:p>
            </text:list-item>
          </text:list>
        </text:list-item>
      </text:list>
      <text:h text:style-name="Heading_20_3" text:outline-level="3"><text:span text:style-name="Strong_20_Emphasis">C. API Geliştirme</text:span></text:h>
      <text:list xml:id="list788278786935315693" text:style-name="L17">
        <text:list-item>
          <text:p text:style-name="P19"><text:span text:style-name="Strong_20_Emphasis">CRUD Endpoint’leri</text:span></text:p>
          <text:list>
            <text:list-item>
              <text:p text:style-name="P49">Olay CRUD. </text:p>
            </text:list-item>
            <text:list-item>
              <text:p text:style-name="P49">Operasyonel faaliyet CRUD. </text:p>
            </text:list-item>
            <text:list-item>
              <text:p text:style-name="P49">Sosyal medya CRUD. </text:p>
            </text:list-item>
            <text:list-item>
              <text:p text:style-name="P49">Seçim CRUD. </text:p>
            </text:list-item>
            <text:list-item>
              <text:p text:style-name="P49">VIP ziyaret CRUD. </text:p>
            </text:list-item>
          </text:list>
        </text:list-item>
        <text:list-item>
          <text:p text:style-name="P19"><text:span text:style-name="Strong_20_Emphasis">Audit ve Güvenlik</text:span></text:p>
          <text:list>
            <text:list-item>
              <text:p text:style-name="P49">AuditLog mekanizması. </text:p>
            </text:list-item>
            <text:list-item>
              <text:p text:style-name="P19">RBAC kontrolü endpointlerde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D. Web Arayüzü (Blazor/MVC)</text:span></text:h>
      <text:list xml:id="list499248503234134562" text:style-name="L18">
        <text:list-item>
          <text:p text:style-name="P20"><text:span text:style-name="Strong_20_Emphasis">Formlar</text:span></text:p>
          <text:list>
            <text:list-item>
              <text:p text:style-name="P50">Olay giriş formu. </text:p>
            </text:list-item>
            <text:list-item>
              <text:p text:style-name="P50">Operasyonel faaliyet ekranı. </text:p>
            </text:list-item>
            <text:list-item>
              <text:p text:style-name="P50">Sosyal medya olay ekranı. </text:p>
            </text:list-item>
            <text:list-item>
              <text:p text:style-name="P50">Seçim sonuçları ekranı. </text:p>
            </text:list-item>
            <text:list-item>
              <text:p text:style-name="P50">VIP ziyaret ekranı. </text:p>
            </text:list-item>
          </text:list>
        </text:list-item>
        <text:list-item>
          <text:p text:style-name="P20"><text:span text:style-name="Strong_20_Emphasis">Dashboard ve Raporlama</text:span></text:p>
          <text:list>
            <text:list-item>
              <text:p text:style-name="P50">KPI kartları. </text:p>
            </text:list-item>
            <text:list-item>
              <text:p text:style-name="P50">Organizator ve konu bazlı filtreler. </text:p>
            </text:list-item>
            <text:list-item>
              <text:p text:style-name="P50">Seçim ve VIP filtreleri. </text:p>
            </text:list-item>
            <text:list-item>
              <text:p text:style-name="P50">PDF/Excel export. </text:p>
            </text:list-item>
          </text:list>
        </text:list-item>
        <text:list-item>
          <text:p text:style-name="P20"><text:span text:style-name="Strong_20_Emphasis">Harita Entegrasyonu</text:span></text:p>
        </text:list-item>
      </text:list>
      <text:list xml:id="list6503777314063699475" text:style-name="L19">
        <text:list-item>
          <text:p text:style-name="P51">Olay konumları hassasiyet renk kodlamasıyla. </text:p>
        </text:list-item>
        <text:list-item>
          <text:p text:style-name="P21">VIP güzergah ve gözlem noktaları. </text:p>
        </text:list-item>
      </text:list>
      <text:h text:style-name="Heading_20_3" text:outline-level="3"><text:span text:style-name="Strong_20_Emphasis">E. Mobil Arayüz (MAUI)</text:span></text:h>
      <text:list xml:id="list3519353065264009937" text:style-name="L20">
        <text:list-item>
          <text:p text:style-name="P22"><text:span text:style-name="Strong_20_Emphasis">MAUI Kurulumu</text:span> </text:p>
        </text:list-item>
      </text:list>
      <text:list xml:id="list6237597212320213491" text:style-name="L21">
        <text:list-item>
          <text:p text:style-name="P52">Bu noktada MAUI projesini ekle. </text:p>
        </text:list-item>
        <text:list-item>
          <text:p text:style-name="P23">Backend API’ye bağlan. </text:p>
        </text:list-item>
      </text:list>
      <text:list xml:id="list6327793893881977695" text:style-name="L22">
        <text:list-item>
          <text:p text:style-name="P24"><text:span text:style-name="Strong_20_Emphasis">Mobil Özellikler</text:span> </text:p>
        </text:list-item>
      </text:list>
      <text:list xml:id="list1129153378091709430" text:style-name="L23">
        <text:list-item>
          <text:p text:style-name="P53">Olay giriş formu (offline destek). </text:p>
        </text:list-item>
        <text:list-item>
          <text:p text:style-name="P53">GPS ile konum alma. </text:p>
        </text:list-item>
        <text:list-item>
          <text:p text:style-name="P53">Push bildirim entegrasyonu. </text:p>
        </text:list-item>
        <text:list-item>
          <text:p text:style-name="P25">Hızlı şüpheli/gözaltı girişi. </text:p>
        </text:list-item>
      </text:list>
      <text:h text:style-name="Heading_20_3" text:outline-level="3"><text:span text:style-name="Strong_20_Emphasis">F. Analitik ve Alarm</text:span></text:h>
      <text:list xml:id="list5047008797700540333" text:style-name="L24">
        <text:list-item>
          <text:p text:style-name="P26"><text:span text:style-name="Strong_20_Emphasis">Risk Puanı Hesaplama</text:span> </text:p>
        </text:list-item>
      </text:list>
      <text:list xml:id="list4928720277003460403" text:style-name="L25">
        <text:list-item>
          <text:p text:style-name="P27">Katılımcı sayısı, hassasiyet, organizatör geçmişi, sosyal medya sinyali, seçim anomalisi. </text:p>
        </text:list-item>
      </text:list>
      <text:list xml:id="list2399890329614421373" text:style-name="L26">
        <text:list-item>
          <text:p text:style-name="P28"><text:span text:style-name="Strong_20_Emphasis">Alarm Sistemi</text:span> </text:p>
        </text:list-item>
      </text:list>
      <text:list xml:id="list4206674292591831805" text:style-name="L27">
        <text:list-item>
          <text:p text:style-name="P54">Risk ≥ 0.8 → yüksek alarm. </text:p>
        </text:list-item>
        <text:list-item>
          <text:p text:style-name="P54">Şüpheli ≥ 100 → operasyonel alarm. </text:p>
        </text:list-item>
        <text:list-item>
          <text:p text:style-name="P54">Seçim anomalisi → inceleme alarmı. </text:p>
        </text:list-item>
        <text:list-item>
          <text:p text:style-name="P29">VIP güzergah sızıntısı → gizlilik alarmı. </text:p>
        </text:list-item>
      </text:list>
      <text:h text:style-name="Heading_20_3" text:outline-level="3"><text:span text:style-name="Strong_20_Emphasis">G. Test ve Yayına Alma</text:span></text:h>
      <text:list xml:id="list2278231862036881830" text:style-name="L28">
        <text:list-item>
          <text:p text:style-name="P30"><text:span text:style-name="Strong_20_Emphasis">Testler</text:span> </text:p>
        </text:list-item>
      </text:list>
      <text:list xml:id="list5554685236694309637" text:style-name="L29">
        <text:list-item>
          <text:p text:style-name="P55">Unit test, integration test, E2E test. </text:p>
        </text:list-item>
        <text:list-item>
          <text:p text:style-name="P55">Güvenlik testleri (RBAC, şifreleme). </text:p>
        </text:list-item>
        <text:list-item>
          <text:p text:style-name="P31">Performans testleri. </text:p>
        </text:list-item>
      </text:list>
      <text:list xml:id="list7393775943836704824" text:style-name="L30">
        <text:list-item>
          <text:p text:style-name="P32"><text:span text:style-name="Strong_20_Emphasis">Eğitim ve Dokümantasyon</text:span> </text:p>
        </text:list-item>
      </text:list>
      <text:list xml:id="list4735845593484078093" text:style-name="L31">
        <text:list-item>
          <text:p text:style-name="P56">Kullanıcı kılavuzları. </text:p>
        </text:list-item>
        <text:list-item>
          <text:p text:style-name="P56"><text:soft-page-break/>Teknik doküman (API, DB schema). </text:p>
        </text:list-item>
        <text:list-item>
          <text:p text:style-name="P33">Eğitim materyali (workshop + video). </text:p>
        </text:list-item>
      </text:list>
      <text:list xml:id="list9017354095346601802" text:style-name="L32">
        <text:list-item>
          <text:p text:style-name="P34"><text:span text:style-name="Strong_20_Emphasis">Yayına Alma</text:span> </text:p>
        </text:list-item>
      </text:list>
      <text:list xml:id="list2698550686384591390" text:style-name="L33">
        <text:list-item>
          <text:p text:style-name="P57">Beta sürüm → test ortamı. </text:p>
        </text:list-item>
        <text:list-item>
          <text:p text:style-name="P57">Üretim yayını → canlı ortam. </text:p>
        </text:list-item>
        <text:list-item>
          <text:p text:style-name="P35">İzleme ve destek planı. </text:p>
        </text:list-item>
      </text:list>
      <text:h text:style-name="Heading_20_2" text:outline-level="2">Özet</text:h>
      <text:list xml:id="list7020146706214118343" text:style-name="L34">
        <text:list-item>
          <text:p text:style-name="P58"><text:span text:style-name="Strong_20_Emphasis">MAUI’yi en başta değil, backend ve web UI oturduktan sonra kur.</text:span> </text:p>
        </text:list-item>
        <text:list-item>
          <text:p text:style-name="P58">Önce <text:span text:style-name="Strong_20_Emphasis">altyapı + domain + API</text:span>, sonra <text:span text:style-name="Strong_20_Emphasis">web UI</text:span>, en sonunda <text:span text:style-name="Strong_20_Emphasis">mobil UI (MAUI)</text:span>. </text:p>
        </text:list-item>
        <text:list-item>
          <text:p text:style-name="P36">Böylece mobil taraf hazır bir backend’e bağlanır ve test edilebilir. </text:p>
        </text:list-item>
      </text:list>
      <text:p text:style-name="Text_20_body"/>
      <text:p text:style-name="Text_20_body"/>
      <text:p text:style-name="Text_20_body"/>
      <text:p text:style-name="Text_20_body">NOTLAR;</text:p>
      <text:p text:style-name="Text_20_body">*Şifre hashleme kısmında kaldım devam edic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Ömer Kafkas</meta:initial-creator>
    <meta:creation-date>2026-02-24T10:06:42.69</meta:creation-date>
    <dc:date>2026-02-25T00:09:28.38</dc:date>
    <dc:creator>Ömer Kafkas</dc:creator>
    <meta:editing-duration>PT13H31M57S</meta:editing-duration>
    <meta:editing-cycles>2</meta:editing-cycles>
    <meta:generator>OpenOffice/4.1.16$Win32 OpenOffice.org_project/4116m3$Build-9816</meta:generator>
    <meta:document-statistic meta:table-count="0" meta:image-count="0" meta:object-count="0" meta:page-count="6" meta:paragraph-count="192" meta:word-count="1093" meta:character-count="7780"/>
  </office:meta>
</office:document-meta>
</file>